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Courier, mono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Verdana" svg:font-family="Verdana, Amiko, sans-serif"/>
    <style:font-face style:name="Verdana1" svg:font-family="Verdana, sans-serif"/>
    <style:font-face style:name="arial" svg:font-family="arial" style:font-family-generic="swiss"/>
    <style:font-face style:name="verdana sans Serif" svg:font-family="'verdana sans Serif'" style:font-family-generic="swiss"/>
  </office:font-face-decls>
  <office:automatic-styles>
    <style:style style:name="P1" style:family="paragraph" style:parent-style-name="Heading_20_2">
      <style:text-properties fo:color="#abacad" loext:opacity="100%" style:text-line-through-style="none" style:text-line-through-type="none" style:font-name="Verdana1" fo:font-size="18pt" style:text-underline-style="none" fo:font-weight="bold" officeooo:rsid="001fcec2" officeooo:paragraph-rsid="00222cbb" style:text-blinking="false" style:font-size-asian="18pt" style:font-weight-asian="bold" style:font-size-complex="18pt" style:font-weight-complex="bold"/>
    </style:style>
    <style:style style:name="P2" style:family="paragraph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Heading_20_3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4" style:family="paragraph" style:parent-style-name="Heading_20_3">
      <style:text-properties fo:color="#000000" loext:opacity="100%" fo:font-size="12pt" fo:font-weight="bold" officeooo:paragraph-rsid="00259590" style:font-size-asian="12pt" style:font-weight-asian="bold" style:font-size-complex="12pt" style:font-weight-complex="bold"/>
    </style:style>
    <style:style style:name="P5" style:family="paragraph" style:parent-style-name="Heading_20_3">
      <style:text-properties style:font-name="verdana sans Serif" fo:font-size="9pt" fo:font-weight="normal" style:font-size-asian="9pt" style:font-weight-asian="normal" style:font-size-complex="9pt" style:font-weight-complex="normal"/>
    </style:style>
    <style:style style:name="P6" style:family="paragraph">
      <style:text-properties style:font-name="verdana sans Serif" fo:font-size="12pt" style:font-size-asian="12pt" style:font-size-complex="12pt"/>
    </style:style>
    <style:style style:name="P7" style:family="paragraph" style:parent-style-name="Heading_20_3">
      <style:text-properties style:font-name="verdana sans Serif" fo:font-size="12pt" style:font-size-asian="12pt" style:font-size-complex="12pt"/>
    </style:style>
    <style:style style:name="P8" style:family="paragraph" style:parent-style-name="Preformatted_20_Text">
      <style:paragraph-properties fo:margin-top="0cm" fo:margin-bottom="0.247cm" style:contextual-spacing="false" fo:text-align="start" style:justify-single-word="false" fo:orphans="2" fo:widows="2" fo:padding="0cm" fo:border="none"/>
    </style:style>
    <style:style style:name="P9" style:family="paragraph" style:parent-style-name="Preformatted_20_Text">
      <style:paragraph-properties fo:margin-top="0cm" fo:margin-bottom="0.247cm" style:contextual-spacing="false" fo:text-align="start" style:justify-single-word="false" fo:orphans="2" fo:widows="2" fo:padding="0cm" fo:border="none"/>
      <style:text-properties officeooo:paragraph-rsid="00205a4e"/>
    </style:style>
    <style:style style:name="P10" style:family="paragraph" style:parent-style-name="Preformatted_20_Text">
      <style:paragraph-properties fo:margin-top="0cm" fo:margin-bottom="0.247cm" style:contextual-spacing="false" fo:text-align="start" style:justify-single-word="false" fo:orphans="2" fo:widows="2" fo:padding="0cm" fo:border="none"/>
      <style:text-properties officeooo:paragraph-rsid="00222cbb"/>
    </style:style>
    <style:style style:name="P11" style:family="paragraph" style:parent-style-name="Preformatted_20_Text">
      <style:text-properties officeooo:rsid="001fcec2" officeooo:paragraph-rsid="001fcec2"/>
    </style:style>
    <style:style style:name="P12" style:family="paragraph" style:parent-style-name="Preformatted_20_Text">
      <style:text-properties officeooo:rsid="001fcec2" officeooo:paragraph-rsid="00222cbb"/>
    </style:style>
    <style:style style:name="P13" style:family="paragraph" style:parent-style-name="Preformatted_20_Text">
      <style:paragraph-properties fo:margin-left="2.381cm" fo:margin-right="0cm" fo:margin-top="0cm" fo:margin-bottom="0.247cm" style:contextual-spacing="false" style:line-height-at-least="0.476cm" fo:text-align="start" style:justify-single-word="false" fo:orphans="2" fo:widows="2" fo:text-indent="0cm" style:auto-text-indent="false" fo:padding="0cm" fo:border="none"/>
    </style:style>
    <style:style style:name="P14" style:family="paragraph" style:parent-style-name="Preformatted_20_Text">
      <style:text-properties officeooo:paragraph-rsid="001fcec2"/>
    </style:style>
    <style:style style:name="P15" style:family="paragraph" style:parent-style-name="Preformatted_20_Text">
      <style:text-properties officeooo:paragraph-rsid="00222cbb"/>
    </style:style>
    <style:style style:name="P16" style:family="paragraph" style:parent-style-name="Preformatted_20_Text">
      <style:text-properties officeooo:rsid="00259590" officeooo:paragraph-rsid="00222cbb"/>
    </style:style>
    <style:style style:name="P17" style:family="paragraph" style:parent-style-name="Standard">
      <style:text-properties officeooo:rsid="001fcec2" officeooo:paragraph-rsid="001fcec2"/>
    </style:style>
    <style:style style:name="P18" style:family="paragraph" style:parent-style-name="Standard">
      <style:text-properties officeooo:rsid="001fcec2" officeooo:paragraph-rsid="00205a4e"/>
    </style:style>
    <style:style style:name="P19" style:family="paragraph" style:parent-style-name="Standard">
      <style:text-properties officeooo:rsid="001fcec2" officeooo:paragraph-rsid="00222cbb"/>
    </style:style>
    <style:style style:name="P20" style:family="paragraph" style:parent-style-name="Standard">
      <style:text-properties fo:font-weight="bold" officeooo:rsid="001fcec2" officeooo:paragraph-rsid="001fcec2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fcec2" officeooo:paragraph-rsid="001fcec2" style:font-weight-asian="bold" style:font-weight-complex="bold"/>
    </style:style>
    <style:style style:name="P22" style:family="paragraph" style:parent-style-name="Standard">
      <style:text-properties officeooo:paragraph-rsid="001fcec2"/>
    </style:style>
    <style:style style:name="P23" style:family="paragraph" style:parent-style-name="Standard">
      <style:text-properties officeooo:paragraph-rsid="00205a4e"/>
    </style:style>
    <style:style style:name="P24" style:family="paragraph" style:parent-style-name="Standard">
      <style:text-properties fo:font-size="12pt" fo:font-weight="bold" officeooo:rsid="001fcec2" officeooo:paragraph-rsid="001fcec2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1fcec2" officeooo:paragraph-rsid="00222cbb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666666" loext:opacity="100%" officeooo:rsid="001fcec2" officeooo:paragraph-rsid="00222cbb"/>
    </style:style>
    <style:style style:name="P27" style:family="paragraph" style:parent-style-name="Standard">
      <style:text-properties fo:color="#666666" loext:opacity="100%" officeooo:paragraph-rsid="00222cbb"/>
    </style:style>
    <style:style style:name="P28" style:family="paragraph" style:parent-style-name="Standard">
      <style:text-properties fo:color="#000000" loext:opacity="100%" officeooo:rsid="001fcec2" officeooo:paragraph-rsid="00222cbb"/>
    </style:style>
    <style:style style:name="P2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12529" loext:opacity="100%" style:font-name="Verdana" fo:font-size="9pt" fo:letter-spacing="normal" fo:font-style="normal" fo:font-weight="normal"/>
    </style:style>
    <style:style style:name="P30" style:family="paragraph" style:parent-style-name="Text_20_body" style:list-style-name="L1">
      <style:paragraph-properties fo:margin-top="0cm" fo:margin-bottom="0.079cm" style:contextual-spacing="false" fo:text-align="justify" style:justify-single-word="false" fo:orphans="2" fo:widows="2"/>
      <style:text-properties fo:font-variant="normal" fo:text-transform="none" fo:color="#212529" loext:opacity="100%" style:font-name="Verdana" fo:font-size="9pt" fo:letter-spacing="normal" fo:font-style="normal" fo:font-weight="normal"/>
    </style:style>
    <style:style style:name="P31" style:family="paragraph" style:parent-style-name="Text_20_body">
      <style:paragraph-properties fo:margin-top="0cm" fo:margin-bottom="0.079cm" style:contextual-spacing="false" fo:text-align="justify" style:justify-single-word="false" fo:orphans="2" fo:widows="2"/>
      <style:text-properties fo:font-variant="normal" fo:text-transform="none" fo:color="#212529" loext:opacity="100%" style:font-name="Verdana" fo:font-size="9pt" fo:letter-spacing="normal" fo:font-style="normal" fo:font-weight="normal"/>
    </style:style>
    <style:style style:name="P32" style:family="paragraph" style:parent-style-name="Text_20_body">
      <style:paragraph-properties fo:margin-left="1.588cm" fo:margin-right="0cm" fo:margin-top="0.265cm" fo:margin-bottom="0.265cm" style:contextual-spacing="false" fo:text-align="justify" style:justify-single-word="false" fo:orphans="2" fo:widows="2" fo:text-indent="0cm" style:auto-text-indent="false"/>
      <style:text-properties fo:font-variant="normal" fo:text-transform="none" fo:color="#212529" loext:opacity="100%" style:font-name="Verdana" fo:font-size="9pt" fo:letter-spacing="normal" fo:font-style="normal" fo:font-weight="normal"/>
    </style:style>
    <style:style style:name="P33" style:family="paragraph" style:parent-style-name="Text_20_body" style:list-style-name="L2">
      <style:paragraph-properties fo:margin-left="1.588cm" fo:margin-right="0cm" fo:margin-top="0cm" fo:margin-bottom="0.079cm" style:contextual-spacing="false" fo:text-align="justify" style:justify-single-word="false" fo:orphans="2" fo:widows="2" fo:text-indent="0cm" style:auto-text-indent="false"/>
      <style:text-properties fo:font-variant="normal" fo:text-transform="none" fo:color="#212529" loext:opacity="100%" style:font-name="Verdana" fo:font-size="9pt" fo:letter-spacing="normal" fo:font-style="normal" fo:font-weight="normal"/>
    </style:style>
    <style:style style:name="P34" style:family="paragraph" style:parent-style-name="Text_20_body">
      <style:paragraph-properties fo:margin-left="0cm" fo:margin-right="0cm" fo:margin-top="0.265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446372" loext:opacity="100%" style:font-name="Verdana1" fo:font-size="9pt" fo:letter-spacing="normal" fo:font-style="normal" style:text-underline-style="solid" style:text-underline-width="auto" style:text-underline-color="font-color" fo:font-weight="normal" fo:background-color="#f5f7f8" loext:padding="0cm" loext:border="none"/>
    </style:style>
    <style:style style:name="P35" style:family="paragraph" style:parent-style-name="Text_20_body">
      <style:paragraph-properties fo:text-align="end" style:justify-single-word="false"/>
    </style:style>
    <style:style style:name="P36" style:family="paragraph" style:parent-style-name="Text_20_body">
      <style:paragraph-properties fo:margin-left="2.381cm" fo:margin-right="0cm" fo:margin-top="0.265cm" fo:margin-bottom="0.265cm" style:contextual-spacing="false" fo:text-indent="0cm" style:auto-text-indent="false"/>
    </style:style>
    <style:style style:name="P37" style:family="paragraph" style:parent-style-name="Text_20_body">
      <style:text-properties style:font-name="verdana sans Serif" fo:font-size="12pt" officeooo:rsid="00259590" style:font-size-asian="12pt" style:font-size-complex="12pt"/>
    </style:style>
    <style:style style:name="P38" style:family="paragraph" style:parent-style-name="Text_20_body">
      <style:text-properties fo:color="#abacad" loext:opacity="100%" style:text-line-through-style="none" style:text-line-through-type="none" style:font-name="Verdana1" fo:font-size="18pt" style:text-underline-style="none" fo:font-weight="bold" officeooo:rsid="001fcec2" officeooo:paragraph-rsid="00222cbb" style:text-blinking="false" style:font-size-asian="18pt" style:font-weight-asian="bold" style:font-size-complex="18pt" style:font-weight-complex="bold"/>
    </style:style>
    <style:style style:name="T1" style:family="text">
      <style:text-properties officeooo:rsid="001fcec2"/>
    </style:style>
    <style:style style:name="T2" style:family="text">
      <style:text-properties style:text-line-through-style="none" style:text-line-through-type="none" style:text-underline-style="none" style:text-blinking="false"/>
    </style:style>
    <style:style style:name="T3" style:family="text">
      <style:text-properties fo:color="#212529" loext:opacity="100%" style:font-name="Verdana" fo:font-size="9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ourier New" fo:font-size="10pt" fo:letter-spacing="normal" fo:font-style="normal" style:text-underline-style="none" fo:font-weight="bold" style:text-blinking="false" loext:padding="0cm" loext:border="none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ourier New" fo:font-size="10pt" fo:letter-spacing="normal" fo:font-style="normal" style:text-underline-style="none" fo:font-weight="bold" style:text-blinking="false" fo:background-color="#f5f7f8" loext:char-shading-value="0" loext:padding="0cm" loext:border="none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ourier New" fo:font-size="10pt" fo:letter-spacing="normal" fo:font-style="normal" style:text-underline-style="none" fo:font-weight="bold" officeooo:rsid="00222cbb" style:text-blinking="false" loext:padding="0cm" loext:border="none"/>
    </style:style>
    <style:style style:name="T7" style:family="text">
      <style:text-properties fo:font-variant="normal" fo:text-transform="none" fo:color="#212529" loext:opacity="100%" style:text-line-through-style="none" style:text-line-through-type="none" style:font-name="Courier New" fo:font-size="10pt" fo:letter-spacing="normal" fo:font-style="normal" style:text-underline-style="none" fo:font-weight="normal" style:text-blinking="false" loext:padding="0cm" loext:border="none"/>
    </style:style>
    <style:style style:name="T8" style:family="text">
      <style:text-properties fo:font-variant="normal" fo:text-transform="none" fo:color="#212529" loext:opacity="100%" style:text-line-through-style="none" style:text-line-through-type="none" style:font-name="Courier New" fo:font-size="10pt" fo:letter-spacing="normal" fo:font-style="normal" style:text-underline-style="none" fo:font-weight="normal" style:text-blinking="false" fo:background-color="#f5f7f8" loext:char-shading-value="0" loext:padding="0cm" loext:border="none"/>
    </style:style>
    <style:style style:name="T9" style:family="text">
      <style:text-properties fo:font-variant="normal" fo:text-transform="none" fo:color="#212529" loext:opacity="100%" style:text-line-through-style="none" style:text-line-through-type="none" style:font-name="Courier New" fo:font-size="10pt" fo:letter-spacing="normal" fo:font-style="normal" style:text-underline-style="none" fo:font-weight="normal" officeooo:rsid="00222cbb" style:text-blinking="false" loext:padding="0cm" loext:border="none"/>
    </style:style>
    <style:style style:name="T10" style:family="text">
      <style:text-properties fo:font-variant="normal" fo:text-transform="none" fo:color="#212529" loext:opacity="100%" style:text-line-through-style="none" style:text-line-through-type="none" style:font-name="Verdana" fo:font-size="9pt" fo:letter-spacing="normal" fo:font-style="normal" style:text-underline-style="none" fo:font-weight="normal" style:text-blinking="false" fo:background-color="#f5f7f8" loext:char-shading-value="0" style:font-name-asian="Verdana" style:font-size-asian="9pt" style:font-style-asian="normal" style:font-weight-asian="normal" style:font-name-complex="Verdana" style:font-size-complex="9pt" style:font-style-complex="normal" style:font-weight-complex="normal" loext:padding="0.049cm" loext:border="0.06pt solid #dddddd"/>
    </style:style>
    <style:style style:name="T11" style:family="text">
      <style:text-properties fo:font-variant="normal" fo:text-transform="none" fo:color="#212529" loext:opacity="100%" style:text-line-through-style="none" style:text-line-through-type="none" fo:letter-spacing="normal" style:text-underline-style="none" style:text-blinking="false" fo:background-color="#f5f7f8" loext:char-shading-value="0" loext:padding="0cm" loext:border="none"/>
    </style:style>
    <style:style style:name="T12" style:family="text">
      <style:text-properties fo:font-variant="normal" fo:text-transform="none" fo:color="#212529" loext:opacity="100%" style:font-name="Verdana" fo:font-size="9pt" fo:letter-spacing="normal" fo:font-style="normal"/>
    </style:style>
    <style:style style:name="T13" style:family="text">
      <style:text-properties fo:font-variant="normal" fo:text-transform="none" fo:color="#212529" loext:opacity="100%" style:font-name="Verdana" fo:font-size="9pt" fo:letter-spacing="normal" fo:font-style="normal" fo:font-weight="normal"/>
    </style:style>
    <style:style style:name="T14" style:family="text">
      <style:text-properties fo:font-variant="normal" fo:text-transform="none" fo:color="#212529" loext:opacity="100%" style:font-name="Verdana" fo:font-size="9pt" fo:letter-spacing="normal" fo:font-style="normal" fo:font-weight="normal" officeooo:rsid="00222cbb"/>
    </style:style>
    <style:style style:name="T15" style:family="text">
      <style:text-properties fo:font-variant="normal" fo:text-transform="none" fo:color="#212529" loext:opacity="100%" style:font-name="Verdana" fo:font-size="9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212529" loext:opacity="100%" style:font-name="Verdana" fo:font-size="9pt" fo:letter-spacing="normal" fo:font-style="normal" fo:font-weight="bold" officeooo:rsid="00222cbb" style:font-weight-asian="bold" style:font-weight-complex="bold"/>
    </style:style>
    <style:style style:name="T17" style:family="text">
      <style:text-properties fo:font-variant="normal" fo:text-transform="none" fo:color="#212529" loext:opacity="100%" style:font-name="Verdana" fo:letter-spacing="normal" fo:font-style="normal"/>
    </style:style>
    <style:style style:name="T18" style:family="text">
      <style:text-properties fo:font-variant="normal" fo:text-transform="none" fo:color="#212529" loext:opacity="100%" style:font-name="Verdana" fo:letter-spacing="normal" fo:font-style="normal" officeooo:rsid="00205a4e"/>
    </style:style>
    <style:style style:name="T19" style:family="text">
      <style:text-properties fo:font-variant="normal" fo:text-transform="none" fo:color="#212529" loext:opacity="100%" style:font-name="Verdana" fo:letter-spacing="normal" fo:font-style="normal" officeooo:rsid="00222cbb"/>
    </style:style>
    <style:style style:name="T20" style:family="text">
      <style:text-properties fo:font-variant="normal" fo:text-transform="none" fo:color="#212529" loext:opacity="100%" style:font-name="Courier New" fo:font-size="10pt" fo:letter-spacing="normal" fo:font-style="normal" fo:font-weight="normal" fo:background-color="#ececec" loext:char-shading-value="0" loext:padding="0cm" loext:border="none"/>
    </style:style>
    <style:style style:name="T21" style:family="text">
      <style:text-properties fo:font-variant="normal" fo:text-transform="none" fo:color="#212529" loext:opacity="100%" style:font-name="Courier New" fo:font-size="10pt" fo:letter-spacing="normal" fo:font-style="normal" fo:font-weight="normal" officeooo:rsid="00222cbb" fo:background-color="#ececec" loext:char-shading-value="0" loext:padding="0cm" loext:border="none"/>
    </style:style>
    <style:style style:name="T22" style:family="text">
      <style:text-properties fo:font-variant="normal" fo:text-transform="none" fo:color="#000080" loext:opacity="100%" style:text-line-through-style="none" style:text-line-through-type="none" style:font-name="Courier New" fo:font-size="10pt" fo:letter-spacing="normal" fo:font-style="normal" style:text-underline-style="none" fo:font-weight="normal" style:text-blinking="false" loext:padding="0cm" loext:border="none"/>
    </style:style>
    <style:style style:name="T23" style:family="text">
      <style:text-properties fo:font-variant="normal" fo:text-transform="none" fo:color="#000080" loext:opacity="100%" style:text-line-through-style="none" style:text-line-through-type="none" style:font-name="Courier New" fo:font-size="10pt" fo:letter-spacing="normal" fo:font-style="normal" style:text-underline-style="none" fo:font-weight="normal" style:text-blinking="false" fo:background-color="#f5f7f8" loext:char-shading-value="0" loext:padding="0cm" loext:border="none"/>
    </style:style>
    <style:style style:name="T24" style:family="text">
      <style:text-properties fo:font-variant="normal" fo:text-transform="none" fo:color="#000080" loext:opacity="100%" style:text-line-through-style="none" style:text-line-through-type="none" style:font-name="Courier New" fo:font-size="10pt" fo:letter-spacing="normal" fo:font-style="normal" style:text-underline-style="none" fo:font-weight="normal" officeooo:rsid="00222cbb" style:text-blinking="false" loext:padding="0cm" loext:border="none"/>
    </style:style>
    <style:style style:name="T25" style:family="text">
      <style:text-properties fo:font-variant="normal" fo:text-transform="none" fo:color="#000080" loext:opacity="100%" style:text-line-through-style="none" style:text-line-through-type="none" style:font-name="Verdana" fo:font-size="9pt" fo:letter-spacing="normal" fo:font-style="normal" style:text-underline-style="none" fo:font-weight="normal" style:text-blinking="false" fo:background-color="#f5f7f8" loext:char-shading-value="0" style:font-name-asian="Verdana" style:font-size-asian="9pt" style:font-style-asian="normal" style:font-weight-asian="normal" style:font-name-complex="Verdana" style:font-size-complex="9pt" style:font-style-complex="normal" style:font-weight-complex="normal" loext:padding="0.049cm" loext:border="0.06pt solid #dddddd"/>
    </style:style>
    <style:style style:name="T26" style:family="text">
      <style:text-properties fo:font-variant="normal" fo:text-transform="none" fo:color="#ff0000" loext:opacity="100%" style:text-line-through-style="none" style:text-line-through-type="none" style:font-name="Courier New" fo:font-size="10pt" fo:letter-spacing="normal" fo:font-style="normal" style:text-underline-style="none" fo:font-weight="normal" style:text-blinking="false" loext:padding="0cm" loext:border="none"/>
    </style:style>
    <style:style style:name="T27" style:family="text">
      <style:text-properties fo:font-variant="normal" fo:text-transform="none" fo:color="#ff0000" loext:opacity="100%" style:text-line-through-style="none" style:text-line-through-type="none" style:font-name="Courier New" fo:font-size="10pt" fo:letter-spacing="normal" fo:font-style="normal" style:text-underline-style="none" fo:font-weight="normal" style:text-blinking="false" fo:background-color="#f5f7f8" loext:char-shading-value="0" loext:padding="0cm" loext:border="none"/>
    </style:style>
    <style:style style:name="T28" style:family="text">
      <style:text-properties fo:font-variant="normal" fo:text-transform="none" fo:color="#ff0000" loext:opacity="100%" style:text-line-through-style="none" style:text-line-through-type="none" style:font-name="Courier New" fo:font-size="10pt" fo:letter-spacing="normal" fo:font-style="normal" style:text-underline-style="none" fo:font-weight="normal" officeooo:rsid="00222cbb" style:text-blinking="false" loext:padding="0cm" loext:border="none"/>
    </style:style>
    <style:style style:name="T29" style:family="text">
      <style:text-properties fo:font-variant="normal" fo:text-transform="none" fo:color="#ff0000" loext:opacity="100%" style:text-line-through-style="none" style:text-line-through-type="none" style:font-name="Verdana" fo:font-size="9pt" fo:letter-spacing="normal" fo:font-style="normal" style:text-underline-style="none" fo:font-weight="normal" style:text-blinking="false" fo:background-color="#f5f7f8" loext:char-shading-value="0" style:font-name-asian="Verdana" style:font-size-asian="9pt" style:font-style-asian="normal" style:font-weight-asian="normal" style:font-name-complex="Verdana" style:font-size-complex="9pt" style:font-style-complex="normal" style:font-weight-complex="normal" loext:padding="0.049cm" loext:border="0.06pt solid #dddddd"/>
    </style:style>
    <style:style style:name="T30" style:family="text">
      <style:text-properties fo:font-variant="normal" fo:text-transform="none" fo:color="#999999" loext:opacity="100%" style:text-line-through-style="none" style:text-line-through-type="none" style:font-name="Courier New" fo:font-size="10pt" fo:letter-spacing="normal" fo:font-style="normal" style:text-underline-style="none" fo:font-weight="normal" style:text-blinking="false" loext:padding="0cm" loext:border="none"/>
    </style:style>
    <style:style style:name="T31" style:family="text">
      <style:text-properties fo:font-variant="normal" fo:text-transform="none" fo:color="#999999" loext:opacity="100%" style:text-line-through-style="none" style:text-line-through-type="none" style:font-name="Courier New" fo:font-size="10pt" fo:letter-spacing="normal" fo:font-style="normal" style:text-underline-style="none" fo:font-weight="normal" style:text-blinking="false" fo:background-color="#f5f7f8" loext:char-shading-value="0" loext:padding="0cm" loext:border="none"/>
    </style:style>
    <style:style style:name="T32" style:family="text">
      <style:text-properties fo:font-variant="normal" fo:text-transform="none" fo:color="#999999" loext:opacity="100%" style:text-line-through-style="none" style:text-line-through-type="none" style:font-name="Courier New" fo:font-size="10pt" fo:letter-spacing="normal" fo:font-style="normal" style:text-underline-style="none" fo:font-weight="normal" officeooo:rsid="001fcec2" style:text-blinking="false" loext:padding="0cm" loext:border="none"/>
    </style:style>
    <style:style style:name="T33" style:family="text">
      <style:text-properties fo:font-variant="normal" fo:text-transform="none" fo:color="#999999" loext:opacity="100%" style:text-line-through-style="none" style:text-line-through-type="none" style:font-name="Courier New" fo:font-size="10pt" fo:letter-spacing="normal" fo:font-style="normal" style:text-underline-style="none" fo:font-weight="normal" officeooo:rsid="00222cbb" style:text-blinking="false" loext:padding="0cm" loext:border="none"/>
    </style:style>
    <style:style style:name="T34" style:family="text">
      <style:text-properties fo:font-variant="normal" fo:text-transform="none" fo:color="#999999" loext:opacity="100%" style:text-line-through-style="none" style:text-line-through-type="none" style:font-name="Verdana" fo:font-size="9pt" fo:letter-spacing="normal" fo:font-style="normal" style:text-underline-style="none" fo:font-weight="normal" style:text-blinking="false" fo:background-color="#f5f7f8" loext:char-shading-value="0" style:font-name-asian="Verdana" style:font-size-asian="9pt" style:font-style-asian="normal" style:font-weight-asian="normal" style:font-name-complex="Verdana" style:font-size-complex="9pt" style:font-style-complex="normal" style:font-weight-complex="normal" loext:padding="0.049cm" loext:border="0.06pt solid #dddddd"/>
    </style:style>
    <style:style style:name="T35" style:family="text">
      <style:text-properties fo:font-variant="normal" fo:text-transform="none" fo:color="#999999" loext:opacity="100%" style:text-line-through-style="none" style:text-line-through-type="none" fo:letter-spacing="normal" style:text-underline-style="none" style:text-blinking="false" fo:background-color="#f5f7f8" loext:char-shading-value="0" loext:padding="0cm" loext:border="none"/>
    </style:style>
    <style:style style:name="T36" style:family="text">
      <style:text-properties fo:font-variant="normal" fo:text-transform="none" fo:color="#880000" loext:opacity="100%" style:text-line-through-style="none" style:text-line-through-type="none" style:font-name="Courier New" fo:font-size="10pt" fo:letter-spacing="normal" fo:font-style="normal" style:text-underline-style="none" fo:font-weight="normal" style:text-blinking="false" fo:background-color="#f5f7f8" loext:char-shading-value="0" loext:padding="0cm" loext:border="none"/>
    </style:style>
    <style:style style:name="T37" style:family="text">
      <style:text-properties fo:font-variant="normal" fo:text-transform="none" fo:color="#abacad" loext:opacity="100%" style:text-line-through-style="none" style:text-line-through-type="none" style:font-name="Verdana1" fo:font-size="9.75pt" fo:letter-spacing="normal" fo:font-style="normal" style:text-underline-style="none" fo:font-weight="normal" style:text-blinking="false"/>
    </style:style>
    <style:style style:name="T38" style:family="text">
      <style:text-properties fo:font-variant="normal" fo:text-transform="none" fo:color="#abacad" loext:opacity="100%" style:text-line-through-style="none" style:text-line-through-type="none" style:font-name="Verdana1" fo:font-size="9.75pt" fo:letter-spacing="normal" fo:font-style="normal" style:text-underline-style="none" style:text-blinking="false"/>
    </style:style>
    <style:style style:name="T39" style:family="text">
      <style:text-properties fo:font-variant="normal" fo:text-transform="none" fo:color="#abacad" loext:opacity="100%" style:text-line-through-style="none" style:text-line-through-type="none" style:font-name="Verdana1" fo:letter-spacing="normal" fo:font-style="normal" style:text-underline-style="none" style:text-blinking="false"/>
    </style:style>
    <style:style style:name="T40" style:family="text">
      <style:text-properties fo:font-variant="normal" fo:text-transform="none" style:text-line-through-style="none" style:text-line-through-type="none" style:font-name="Verdana1" fo:letter-spacing="normal" fo:font-style="normal" style:text-underline-style="none" style:text-blinking="false"/>
    </style:style>
    <style:style style:name="T41" style:family="text">
      <style:text-properties fo:font-variant="normal" fo:text-transform="none" style:text-line-through-style="none" style:text-line-through-type="none" style:font-name="Courier New" fo:font-size="10pt" fo:letter-spacing="normal" fo:font-style="normal" style:text-underline-style="none" fo:font-weight="normal" officeooo:rsid="00222cbb" style:text-blinking="false" loext:padding="0cm" loext:border="none"/>
    </style:style>
    <style:style style:name="T42" style:family="text">
      <style:text-properties fo:font-variant="normal" fo:text-transform="none" style:text-line-through-style="none" style:text-line-through-type="none" style:font-name="Courier New" fo:font-size="10pt" fo:letter-spacing="normal" fo:font-style="normal" style:text-underline-style="none" fo:font-weight="normal" officeooo:rsid="001fcec2" style:text-blinking="false" loext:padding="0cm" loext:border="none"/>
    </style:style>
    <style:style style:name="T43" style:family="text">
      <style:text-properties fo:font-variant="normal" fo:text-transform="none" style:font-name="Verdana" fo:font-size="9pt" fo:letter-spacing="normal" fo:font-style="normal" fo:font-weight="normal"/>
    </style:style>
    <style:style style:name="T44" style:family="text">
      <style:text-properties fo:font-variant="normal" fo:text-transform="none" style:font-name="Courier New" fo:font-size="10pt" fo:letter-spacing="normal" fo:font-style="normal" fo:font-weight="normal" officeooo:rsid="00222cbb" fo:background-color="#ececec" loext:char-shading-value="0" loext:padding="0cm" loext:border="none"/>
    </style:style>
    <style:style style:name="T45" style:family="text">
      <style:text-properties fo:font-variant="normal" fo:text-transform="none" fo:color="#666666" loext:opacity="100%" style:text-line-through-style="none" style:text-line-through-type="none" style:font-name="Courier New" fo:font-size="10pt" fo:letter-spacing="normal" fo:font-style="normal" style:text-underline-style="none" fo:font-weight="normal" officeooo:rsid="00222cbb" style:text-blinking="false" loext:padding="0cm" loext:border="none"/>
    </style:style>
    <style:style style:name="T46" style:family="text">
      <style:text-properties fo:font-variant="normal" fo:text-transform="none" fo:color="#666666" loext:opacity="100%" style:text-line-through-style="none" style:text-line-through-type="none" style:font-name="Courier New" fo:font-size="10pt" fo:letter-spacing="normal" fo:font-style="normal" style:text-underline-style="none" fo:font-weight="normal" officeooo:rsid="001fcec2" style:text-blinking="false" loext:padding="0cm" loext:border="none"/>
    </style:style>
    <style:style style:name="T47" style:family="text">
      <style:text-properties officeooo:rsid="00205a4e"/>
    </style:style>
    <style:style style:name="T48" style:family="text">
      <style:text-properties officeooo:rsid="00222cbb"/>
    </style:style>
    <style:style style:name="T49" style:family="text">
      <style:text-properties fo:color="#ffffff" loext:opacity="100%" style:text-line-through-style="none" style:text-line-through-type="none" style:text-underline-style="none" style:text-blink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OPERATEURS BINAIRES EN C</text:p>
      <text:p text:style-name="Standard"/>
      <text:p text:style-name="P29">Les opérateurs bits permettent de modifier et de tester un ou plusieurs bits d'une donnée. Ces opérateurs sont :</text:p>
      <text:list xml:id="list1999869408" text:style-name="L1">
        <text:list-item>
          <text:p text:style-name="P30">NOT (NON) ;</text:p>
        </text:list-item>
        <text:list-item>
          <text:p text:style-name="P30">AND (ET) ;</text:p>
        </text:list-item>
        <text:list-item>
          <text:p text:style-name="P30">OR (OU) ;</text:p>
        </text:list-item>
        <text:list-item>
          <text:p text:style-name="P30">XOR (OU exclusif) ;</text:p>
        </text:list-item>
        <text:list-item>
          <text:p text:style-name="P30">SHR (décalage à droite) ;</text:p>
        </text:list-item>
        <text:list-item>
          <text:p text:style-name="P30">SHL (décalage à gauche).</text:p>
        </text:list-item>
      </text:list>
      <text:p text:style-name="P31"/>
      <text:p text:style-name="P31"/>
      <text:p text:style-name="P31"/>
      <text:p text:style-name="Standard"/>
      <text:p text:style-name="P20">Operateur NOT<text:span text:style-name="T47"> ou NON "~"</text:span></text:p>
      <text:p text:style-name="Standard"/>
      <text:p text:style-name="P17">"~" est l'operateur NOT <text:s text:c="3"/>---&gt; inverse les bits</text:p>
      <text:p text:style-name="P17"/>
      <text:p text:style-name="P11"><text:bookmark text:name="contenuCoded0e259"/><text:span text:style-name="Source_20_Text"><text:span text:style-name="T4">unsigned</text:span></text:span><text:span text:style-name="Source_20_Text"><text:span text:style-name="T7"> a </text:span></text:span><text:span text:style-name="Source_20_Text"><text:span text:style-name="T22">=</text:span></text:span><text:span text:style-name="Source_20_Text"><text:span text:style-name="T7"> </text:span></text:span><text:span text:style-name="Source_20_Text"><text:span text:style-name="T26">1</text:span></text:span><text:span text:style-name="Source_20_Text"><text:span text:style-name="T7">;</text:span></text:span></text:p>
      <text:p text:style-name="P8"><text:span text:style-name="Source_20_Text"><text:span text:style-name="T4">unsigned</text:span></text:span><text:span text:style-name="Source_20_Text"><text:span text:style-name="T7"> b </text:span></text:span><text:span text:style-name="Source_20_Text"><text:span text:style-name="T22">=</text:span></text:span><text:span text:style-name="Source_20_Text"><text:span text:style-name="T7"> </text:span></text:span><text:span text:style-name="Source_20_Text"><text:span text:style-name="T22">~</text:span></text:span><text:span text:style-name="Source_20_Text"><text:span text:style-name="T7">a; </text:span></text:span><text:span text:style-name="Source_20_Text"><text:span text:style-name="T30">/* b == 1111111111111110 <text:s/>(en supposant 16-bit) */</text:span></text:span></text:p>
      <text:p text:style-name="P17"/>
      <text:p text:style-name="P17"/>
      <text:p text:style-name="P17">0000 0000 0000 0001</text:p>
      <text:p text:style-name="P17">-----------------------------</text:p>
      <text:p text:style-name="P17">1111 1111 1111 1110</text:p>
      <text:p text:style-name="P17"/>
      <text:p text:style-name="P17"/>
      <text:p text:style-name="P17"/>
      <text:p text:style-name="P17"/>
      <text:p text:style-name="P17"/>
      <text:p text:style-name="P17">=======================================</text:p>
      <text:p text:style-name="P17"/>
      <text:p text:style-name="P17"/>
      <text:p text:style-name="P17"/>
      <text:p text:style-name="P24"><text:span text:style-name="T17">Operateur ET ou AND</text:span><text:span text:style-name="T18"> "&amp;"</text:span></text:p>
      <text:p text:style-name="P17"><text:span text:style-name="T13"/></text:p>
      <text:p text:style-name="P17"><text:span text:style-name="T13">0 &amp; 0 --&gt; 0</text:span></text:p>
      <text:p text:style-name="P17"><text:span text:style-name="T13">0 &amp; 1 --&gt; 0</text:span></text:p>
      <text:p text:style-name="P17"><text:span text:style-name="T13">1 &amp; 0 --&gt; 0</text:span></text:p>
      <text:p text:style-name="P17"><text:span text:style-name="T13">1 &amp; 1 --&gt; 1</text:span></text:p>
      <text:p text:style-name="P17"><text:span text:style-name="T13"/></text:p>
      <text:p text:style-name="P17"><text:span text:style-name="T13">EN HEXA</text:span></text:p>
      <text:p text:style-name="P11"><text:bookmark text:name="contenuCoded0e404"/><text:span text:style-name="Source_20_Text"><text:span text:style-name="T4">unsigned</text:span></text:span><text:span text:style-name="Source_20_Text"><text:span text:style-name="T7"> a </text:span></text:span><text:span text:style-name="Source_20_Text"><text:span text:style-name="T22">=</text:span></text:span><text:span text:style-name="Source_20_Text"><text:span text:style-name="T7"> </text:span></text:span><text:span text:style-name="Source_20_Text"><text:span text:style-name="T26">0xF0F0</text:span></text:span><text:span text:style-name="Source_20_Text"><text:span text:style-name="T7">;</text:span></text:span></text:p>
      <text:p text:style-name="P8"><text:span text:style-name="Source_20_Text"><text:span text:style-name="T4">unsigned</text:span></text:span><text:span text:style-name="Source_20_Text"><text:span text:style-name="T7"> b </text:span></text:span><text:span text:style-name="Source_20_Text"><text:span text:style-name="T22">=</text:span></text:span><text:span text:style-name="Source_20_Text"><text:span text:style-name="T7"> </text:span></text:span><text:span text:style-name="Source_20_Text"><text:span text:style-name="T26">0x00FF</text:span></text:span><text:span text:style-name="Source_20_Text"><text:span text:style-name="T7">;</text:span></text:span></text:p>
      <text:p text:style-name="P8"><text:span text:style-name="Source_20_Text"><text:span text:style-name="T4">unsigned</text:span></text:span><text:span text:style-name="Source_20_Text"><text:span text:style-name="T7"> c </text:span></text:span><text:span text:style-name="Source_20_Text"><text:span text:style-name="T22">=</text:span></text:span><text:span text:style-name="Source_20_Text"><text:span text:style-name="T7"> a </text:span></text:span><text:span text:style-name="Source_20_Text"><text:span text:style-name="T22">&amp;</text:span></text:span><text:span text:style-name="Source_20_Text"><text:span text:style-name="T7"> b; </text:span></text:span><text:span text:style-name="Source_20_Text"><text:span text:style-name="T30">/* c == 0000000011110000 soit 0x00F0 */</text:span></text:span></text:p>
      <text:p text:style-name="P17"><text:span text:style-name="T13"/></text:p>
      <text:p text:style-name="P17"><text:span text:style-name="T13">L'opérateur C est </text:span><text:span text:style-name="T20">&amp;</text:span><text:span text:style-name="T13">. Il agit sur chaque bit de la valeur :</text:span></text:p>
      <text:p text:style-name="P17"/>
      <text:p text:style-name="Standard">1111000011110000</text:p>
      <text:p text:style-name="Standard"><text:span text:style-name="T1">00000000</text:span>11111111</text:p>
      <text:p text:style-name="P17">---------------------------</text:p>
      <text:p text:style-name="P17">0000000011110000</text:p>
      <text:p text:style-name="P17"/>
      <text:p text:style-name="P17"><text:soft-page-break/>=======================================</text:p>
      <text:p text:style-name="P17"/>
      <text:p text:style-name="P24"><text:span text:style-name="T17">Operateur OU ou OR</text:span><text:span text:style-name="T19"> "|"</text:span></text:p>
      <text:p text:style-name="P24"><text:span text:style-name="T17"/></text:p>
      <text:p text:style-name="P17"><text:span text:style-name="T13">0 &amp; 0 --&gt; 0</text:span></text:p>
      <text:p text:style-name="P17"><text:span text:style-name="T13">0 &amp; 1 --&gt; 1</text:span></text:p>
      <text:p text:style-name="P17"><text:span text:style-name="T13">1 &amp; 0 --&gt; 1</text:span></text:p>
      <text:p text:style-name="P17"><text:span text:style-name="T13">1 &amp; 1 --&gt; 1</text:span></text:p>
      <text:p text:style-name="P17"><text:span text:style-name="T13"/></text:p>
      <text:p text:style-name="P17"><text:span text:style-name="T13">L'opérateur C est </text:span><text:span text:style-name="T20">|</text:span><text:span text:style-name="T13">. Il agit sur chaque bit de la valeur :</text:span></text:p>
      <text:p text:style-name="P17"><text:span text:style-name="T13"/></text:p>
      <text:p text:style-name="P17"><text:span text:style-name="T13">EN HEXA</text:span></text:p>
      <text:p text:style-name="P17"><text:span text:style-name="T13"/></text:p>
      <text:p text:style-name="P11"><text:bookmark text:name="contenuCoded0e558"/><text:span text:style-name="Source_20_Text"><text:span text:style-name="T4">unsigned</text:span></text:span><text:span text:style-name="Source_20_Text"><text:span text:style-name="T7"> a </text:span></text:span><text:span text:style-name="Source_20_Text"><text:span text:style-name="T22">=</text:span></text:span><text:span text:style-name="Source_20_Text"><text:span text:style-name="T7"> </text:span></text:span><text:span text:style-name="Source_20_Text"><text:span text:style-name="T26">0xF0F0</text:span></text:span><text:span text:style-name="Source_20_Text"><text:span text:style-name="T7">;</text:span></text:span></text:p>
      <text:p text:style-name="P8"><text:span text:style-name="Source_20_Text"><text:span text:style-name="T4">unsigned</text:span></text:span><text:span text:style-name="Source_20_Text"><text:span text:style-name="T7"> b </text:span></text:span><text:span text:style-name="Source_20_Text"><text:span text:style-name="T22">=</text:span></text:span><text:span text:style-name="Source_20_Text"><text:span text:style-name="T7"> </text:span></text:span><text:span text:style-name="Source_20_Text"><text:span text:style-name="T26">0x00FF</text:span></text:span><text:span text:style-name="Source_20_Text"><text:span text:style-name="T7">;</text:span></text:span></text:p>
      <text:p text:style-name="P8"><text:span text:style-name="Source_20_Text"><text:span text:style-name="T4">unsigned</text:span></text:span><text:span text:style-name="Source_20_Text"><text:span text:style-name="T7"> c </text:span></text:span><text:span text:style-name="Source_20_Text"><text:span text:style-name="T22">=</text:span></text:span><text:span text:style-name="Source_20_Text"><text:span text:style-name="T7"> a </text:span></text:span><text:span text:style-name="Source_20_Text"><text:span text:style-name="T22">|</text:span></text:span><text:span text:style-name="Source_20_Text"><text:span text:style-name="T7"> b; </text:span></text:span><text:span text:style-name="Source_20_Text"><text:span text:style-name="T30">/* c == 1111 0000 1111 1111 soit 0xF0FF */</text:span></text:span></text:p>
      <text:p text:style-name="P8"><text:span text:style-name="Source_20_Text"><text:span text:style-name="T30"/></text:span></text:p>
      <text:p text:style-name="P22">1111<text:span text:style-name="T1"> </text:span>0000<text:span text:style-name="T1"> </text:span>1111<text:span text:style-name="T1"> </text:span>0000</text:p>
      <text:p text:style-name="P22"><text:span text:style-name="T1">0000 0000 </text:span>1111<text:span text:style-name="T1"> </text:span>1111</text:p>
      <text:p text:style-name="P17">-----------------------------</text:p>
      <text:p text:style-name="P17">1111 0000 1111 1111</text:p>
      <text:p text:style-name="P17"/>
      <text:p text:style-name="P17">=======================================</text:p>
      <text:p text:style-name="P17"/>
      <text:p text:style-name="P17"/>
      <text:p text:style-name="P17"/>
      <text:p text:style-name="P24"><text:span text:style-name="T17">Operateur </text:span><text:span text:style-name="T19">OU EXCLUSIF</text:span><text:span text:style-name="T17"> ou </text:span><text:span text:style-name="T19">XOR "^"</text:span></text:p>
      <text:p text:style-name="P17"><text:span text:style-name="T13"/></text:p>
      <text:p text:style-name="P17"><text:span text:style-name="T13">0 &amp; 0 --&gt; 0</text:span></text:p>
      <text:p text:style-name="P17"><text:span text:style-name="T13">0 &amp; 1 --&gt; </text:span><text:span text:style-name="T14">1</text:span></text:p>
      <text:p text:style-name="P17"><text:span text:style-name="T13">1 &amp; 0 --&gt; </text:span><text:span text:style-name="T14">1</text:span></text:p>
      <text:p text:style-name="P17"><text:span text:style-name="T13">1 &amp; 1 --&gt; </text:span><text:span text:style-name="T14">0</text:span></text:p>
      <text:p text:style-name="P17"><text:span text:style-name="T13"/></text:p>
      <text:p text:style-name="P17"><text:span text:style-name="T13">EN HEXA</text:span></text:p>
      <text:p text:style-name="P14"><text:bookmark text:name="contenuCoded0e712"/><text:span text:style-name="Source_20_Text"><text:span text:style-name="T4">unsigned</text:span></text:span><text:span text:style-name="Source_20_Text"><text:span text:style-name="T7"> a </text:span></text:span><text:span text:style-name="Source_20_Text"><text:span text:style-name="T22">=</text:span></text:span><text:span text:style-name="Source_20_Text"><text:span text:style-name="T7"> </text:span></text:span><text:span text:style-name="Source_20_Text"><text:span text:style-name="T26">0xF0F0</text:span></text:span><text:span text:style-name="Source_20_Text"><text:span text:style-name="T7">;</text:span></text:span></text:p>
      <text:p text:style-name="P8"><text:span text:style-name="Source_20_Text"><text:span text:style-name="T4">unsigned</text:span></text:span><text:span text:style-name="Source_20_Text"><text:span text:style-name="T7"> b </text:span></text:span><text:span text:style-name="Source_20_Text"><text:span text:style-name="T22">=</text:span></text:span><text:span text:style-name="Source_20_Text"><text:span text:style-name="T7"> </text:span></text:span><text:span text:style-name="Source_20_Text"><text:span text:style-name="T26">0x00FF</text:span></text:span><text:span text:style-name="Source_20_Text"><text:span text:style-name="T7">;</text:span></text:span></text:p>
      <text:p text:style-name="P8"><text:span text:style-name="Source_20_Text"><text:span text:style-name="T4">unsigned</text:span></text:span><text:span text:style-name="Source_20_Text"><text:span text:style-name="T7"> c </text:span></text:span><text:span text:style-name="Source_20_Text"><text:span text:style-name="T22">=</text:span></text:span><text:span text:style-name="Source_20_Text"><text:span text:style-name="T7"> a </text:span></text:span><text:span text:style-name="Source_20_Text"><text:span text:style-name="T22">^</text:span></text:span><text:span text:style-name="Source_20_Text"><text:span text:style-name="T7"> b; </text:span></text:span><text:span text:style-name="Source_20_Text"><text:span text:style-name="T30">/* c == 1111 0000 0000 1111 soit 0xF00F */</text:span></text:span></text:p>
      <text:p text:style-name="P14"><text:span text:style-name="Source_20_Text"><text:span text:style-name="T30"/></text:span></text:p>
      <text:p text:style-name="P17"><text:span text:style-name="T13"/></text:p>
      <text:p text:style-name="P17"><text:span text:style-name="T13">L'opérateur C est </text:span><text:span text:style-name="T20">^</text:span><text:span text:style-name="T13">. Il agit sur chaque bit de la valeur :</text:span></text:p>
      <text:p text:style-name="P9"><text:span text:style-name="Source_20_Text"><text:span text:style-name="T30"/></text:span></text:p>
      <text:p text:style-name="P23">1111<text:span text:style-name="T1"> </text:span>0000<text:span text:style-name="T1"> </text:span>1111<text:span text:style-name="T1"> </text:span>0000</text:p>
      <text:p text:style-name="P23"><text:span text:style-name="T1">0000 0000 </text:span>1111<text:span text:style-name="T1"> </text:span>1111</text:p>
      <text:p text:style-name="P18">-----------------------------</text:p>
      <text:p text:style-name="P18">1111 0000 <text:span text:style-name="T48">0000</text:span> 1111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=======================================</text:p>
      <text:p text:style-name="P18"/>
      <text:p text:style-name="P25"><text:span text:style-name="T17">Operateur </text:span><text:span text:style-name="T19">DECALAGE DROITE ou SHR "&gt;&gt;"</text:span></text:p>
      <text:p text:style-name="P25"><text:span text:style-name="T19">Operateur DECALAGE GAUCHE ou SHL "&lt;&lt;"</text:span></text:p>
      <text:p text:style-name="P19"><text:span text:style-name="T13"/></text:p>
      <text:p text:style-name="P19"><text:span text:style-name="T13">L'opérateur binaire SHR a pour opérande de gauche la </text:span><text:span text:style-name="T15">valeur initiale</text:span><text:span text:style-name="T13"> et pour opérande de droite le </text:span><text:span text:style-name="T15">nombre de bits à décaler à droite</text:span><text:span text:style-name="T13">. Les bits de poids faibles sont perdus et les bits de poids forts entrés (à gauche) sont à 0. Ce n'est pas une rotation.</text:span></text:p>
      <text:p text:style-name="P19"><text:span text:style-name="T13"/></text:p>
      <text:p text:style-name="P12"><text:bookmark text:name="contenuCoded0e761"/><text:span text:style-name="Source_20_Text"><text:span text:style-name="T6">unsigned</text:span></text:span><text:span text:style-name="Source_20_Text"><text:span text:style-name="T9"> a </text:span></text:span><text:span text:style-name="Source_20_Text"><text:span text:style-name="T24">=</text:span></text:span><text:span text:style-name="Source_20_Text"><text:span text:style-name="T9"> </text:span></text:span><text:span text:style-name="Source_20_Text"><text:span text:style-name="T28">0xF0F0</text:span></text:span><text:span text:style-name="Source_20_Text"><text:span text:style-name="T9">;</text:span></text:span></text:p>
      <text:p text:style-name="P8"><text:span text:style-name="Source_20_Text"><text:span text:style-name="T4">unsigned</text:span></text:span><text:span text:style-name="Source_20_Text"><text:span text:style-name="T7"> b </text:span></text:span><text:span text:style-name="Source_20_Text"><text:span text:style-name="T22">=</text:span></text:span><text:span text:style-name="Source_20_Text"><text:span text:style-name="T7"> </text:span></text:span><text:span text:style-name="Source_20_Text"><text:span text:style-name="T26">2</text:span></text:span><text:span text:style-name="Source_20_Text"><text:span text:style-name="T7">;</text:span></text:span></text:p>
      <text:p text:style-name="P8"><text:span text:style-name="Source_20_Text"><text:span text:style-name="T4">unsigned</text:span></text:span><text:span text:style-name="Source_20_Text"><text:span text:style-name="T7"> c </text:span></text:span><text:span text:style-name="Source_20_Text"><text:span text:style-name="T22">=</text:span></text:span><text:span text:style-name="Source_20_Text"><text:span text:style-name="T7"> a </text:span></text:span><text:span text:style-name="Source_20_Text"><text:span text:style-name="T22">&gt;&gt;</text:span></text:span><text:span text:style-name="Source_20_Text"><text:span text:style-name="T7"> b; </text:span></text:span><text:span text:style-name="Source_20_Text"><text:span text:style-name="T30">/* c == 0011 1100 0011 1100 soit 0x3C3C */</text:span></text:span></text:p>
      <text:p text:style-name="P19"><text:span text:style-name="T14">L'opérateur binaire SHL a pour opérande de gauche la </text:span><text:span text:style-name="T16">valeur initiale </text:span><text:span text:style-name="T14">et pour opérande de droite le </text:span><text:span text:style-name="T16">nombre de bits à décaler à gauche</text:span><text:span text:style-name="T14">. Les bits de poids forts sont perdus et les bits de poids faibles entrés (à droite) sont à 0. Ce n'est pas une rotation.</text:span></text:p>
      <text:p text:style-name="P19"><text:span text:style-name="T13"/></text:p>
      <text:p text:style-name="P19"><text:span text:style-name="T13">EN HEXA</text:span></text:p>
      <text:p text:style-name="P15"><text:bookmark text:name="contenuCoded0e810"/><text:span text:style-name="Source_20_Text"><text:span text:style-name="T4">unsigned</text:span></text:span><text:span text:style-name="Source_20_Text"><text:span text:style-name="T7"> a </text:span></text:span><text:span text:style-name="Source_20_Text"><text:span text:style-name="T22">=</text:span></text:span><text:span text:style-name="Source_20_Text"><text:span text:style-name="T7"> </text:span></text:span><text:span text:style-name="Source_20_Text"><text:span text:style-name="T26">0xF0F0</text:span></text:span><text:span text:style-name="Source_20_Text"><text:span text:style-name="T7">;</text:span></text:span></text:p>
      <text:p text:style-name="P8"><text:span text:style-name="Source_20_Text"><text:span text:style-name="T4">unsigned</text:span></text:span><text:span text:style-name="Source_20_Text"><text:span text:style-name="T7"> b </text:span></text:span><text:span text:style-name="Source_20_Text"><text:span text:style-name="T22">=</text:span></text:span><text:span text:style-name="Source_20_Text"><text:span text:style-name="T7"> </text:span></text:span><text:span text:style-name="Source_20_Text"><text:span text:style-name="T26">2</text:span></text:span><text:span text:style-name="Source_20_Text"><text:span text:style-name="T7">;</text:span></text:span></text:p>
      <text:p text:style-name="P8"><text:span text:style-name="Source_20_Text"><text:span text:style-name="T4">unsigned</text:span></text:span><text:span text:style-name="Source_20_Text"><text:span text:style-name="T7"> c </text:span></text:span><text:span text:style-name="Source_20_Text"><text:span text:style-name="T22">=</text:span></text:span><text:span text:style-name="Source_20_Text"><text:span text:style-name="T7"> a </text:span></text:span><text:span text:style-name="Source_20_Text"><text:span text:style-name="T22">&lt;&lt;</text:span></text:span><text:span text:style-name="Source_20_Text"><text:span text:style-name="T7"> b; </text:span></text:span><text:span text:style-name="Source_20_Text"><text:span text:style-name="T30">/* c == 1100 0011 1100 0000 soit 0xC3C0 */</text:span></text:span></text:p>
      <text:p text:style-name="P16"><text:span text:style-name="T13"/></text:p>
      <text:p text:style-name="P28"><text:span text:style-name="T43">L'opérateur C est</text:span><text:span text:style-name="T44"> &gt;&gt; ou &lt;&lt;</text:span><text:span text:style-name="T43">. Il agit sur chaque bit de la valeur :</text:span></text:p>
      <text:p text:style-name="P28"><text:span text:style-name="T43"/></text:p>
      <text:p text:style-name="P10"><text:span text:style-name="Source_20_Text"><text:span text:style-name="T45">a = 0xF0F0 (donc 1111</text:span></text:span><text:span text:style-name="Source_20_Text"><text:span text:style-name="T46"> </text:span></text:span><text:span text:style-name="Source_20_Text"><text:span text:style-name="T45">0000</text:span></text:span><text:span text:style-name="Source_20_Text"><text:span text:style-name="T46"> </text:span></text:span><text:span text:style-name="Source_20_Text"><text:span text:style-name="T45">1111</text:span></text:span><text:span text:style-name="Source_20_Text"><text:span text:style-name="T46"> </text:span></text:span><text:span text:style-name="Source_20_Text"><text:span text:style-name="T45">0000)</text:span></text:span></text:p>
      <text:p text:style-name="P10"><text:span text:style-name="Source_20_Text"><text:span text:style-name="T45">b = 2</text:span></text:span></text:p>
      <text:p text:style-name="P10"><text:span text:style-name="Source_20_Text"><text:span text:style-name="T45">a &gt;&gt; b (on decale de 2 bits a droite, les deux bits de gauche deviennent donc 00)</text:span></text:span></text:p>
      <text:p text:style-name="P27">1111<text:span text:style-name="T1"> </text:span>0000<text:span text:style-name="T1"> </text:span>1111<text:span text:style-name="T1"> </text:span>0000<text:span text:style-name="T48"> <text:s/>--&gt; <text:s/>0011 1100 0011 1100</text:span></text:p>
      <text:p text:style-name="P26"><text:span text:style-name="T43"/></text:p>
      <text:p text:style-name="P10"><text:span text:style-name="Source_20_Text"><text:span text:style-name="T45">a = 0xF0F0 (donc 1111</text:span></text:span><text:span text:style-name="Source_20_Text"><text:span text:style-name="T46"> </text:span></text:span><text:span text:style-name="Source_20_Text"><text:span text:style-name="T45">0000</text:span></text:span><text:span text:style-name="Source_20_Text"><text:span text:style-name="T46"> </text:span></text:span><text:span text:style-name="Source_20_Text"><text:span text:style-name="T45">1111</text:span></text:span><text:span text:style-name="Source_20_Text"><text:span text:style-name="T46"> </text:span></text:span><text:span text:style-name="Source_20_Text"><text:span text:style-name="T45">0000)</text:span></text:span></text:p>
      <text:p text:style-name="P10"><text:span text:style-name="Source_20_Text"><text:span text:style-name="T45">b = 2</text:span></text:span></text:p>
      <text:p text:style-name="P10"><text:span text:style-name="Source_20_Text"><text:span text:style-name="T45">a &lt;&lt; b (on decale de 2 bits a gauche, les deux bits de droite deviennent donc 00)</text:span></text:span></text:p>
      <text:p text:style-name="P27">1111<text:span text:style-name="T1"> </text:span>0000<text:span text:style-name="T1"> </text:span>1111<text:span text:style-name="T1"> </text:span>0000<text:span text:style-name="T48"> <text:s/>--&gt; <text:s/>1100 0011 1100 0000</text:span></text:p>
      <text:p text:style-name="P19"><text:span text:style-name="T13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" text:outline-level="2"><text:bookmark text:name="LII"/><text:soft-page-break/><text:span text:style-name="T17">II. Usages des opérateurs bits à bits</text:span></text:h>
      <text:p text:style-name="P38"><text:span text:style-name="T17"/></text:p>
      <text:p text:style-name="P38"><text:span text:style-name="T17"/></text:p>
      <text:h text:style-name="P7" text:outline-level="3"><text:bookmark text:name="LII-A"/>II-A. Manipulations de l'état des bits d'une variable</text:h>
      <text:p text:style-name="P37"/>
      <text:p text:style-name="P32">Si la variable est entière et non signée, il est possible d'utiliser les opérateurs bits pour mettre un ou des bits à 0 ou à 1. Les usages connus sont :</text:p>
      <text:list xml:id="list2907564290" text:style-name="L2">
        <text:list-item>
          <text:p text:style-name="P33">compression de données ;</text:p>
        </text:list-item>
        <text:list-item>
          <text:p text:style-name="P33">commande et état de registres matériels ;</text:p>
        </text:list-item>
        <text:list-item>
          <text:p text:style-name="P33">etc.</text:p>
        </text:list-item>
      </text:list>
      <text:h text:style-name="P3" text:outline-level="3"><text:span text:style-name="T40"/></text:h>
      <text:h text:style-name="P3" text:outline-level="3"><text:span text:style-name="T40"/></text:h>
      <text:h text:style-name="P3" text:outline-level="3"><text:span text:style-name="T40"/></text:h>
      <text:h text:style-name="P3" text:outline-level="3"><text:bookmark text:name="LII-B"/><text:span text:style-name="T40">II-B. Positionner un bit à 1</text:span></text:h>
      <text:p text:style-name="P32">Le principe est de combiner la valeur avec un masque grâce à l'opérateur OU. En effet, comme l'indique la table de vérité, les bits à 0 du masque vont laisser la valeur initiale inchangée, alors les bits à 1 vont s'imposer.</text:p>
      <text:p text:style-name="P13"><text:bookmark text:name="contenuCoded0e877"/><text:span text:style-name="Source_20_Text"><text:span text:style-name="T34">/* mettre à 1 le bit 4 de b : */</text:span></text:span></text:p>
      <text:p text:style-name="P13"><text:span text:style-name="Source_20_Text"><text:span text:style-name="T11"><text:s text:c="3"/></text:span></text:span><text:span text:style-name="Source_20_Text"><text:span text:style-name="T5">unsigned</text:span></text:span><text:span text:style-name="Source_20_Text"><text:span text:style-name="T8"> a </text:span></text:span><text:span text:style-name="Source_20_Text"><text:span text:style-name="T23">=</text:span></text:span><text:span text:style-name="Source_20_Text"><text:span text:style-name="T8"> </text:span></text:span><text:span text:style-name="Source_20_Text"><text:span text:style-name="T27">0x000F</text:span></text:span><text:span text:style-name="Source_20_Text"><text:span text:style-name="T8">; </text:span></text:span><text:span text:style-name="Source_20_Text"><text:span text:style-name="T31">/* 0000 0000 0000 1111 */</text:span></text:span></text:p>
      <text:p text:style-name="P13"><text:span text:style-name="Source_20_Text"><text:span text:style-name="T11"><text:s text:c="3"/></text:span></text:span><text:span text:style-name="Source_20_Text"><text:span text:style-name="T5">unsigned</text:span></text:span><text:span text:style-name="Source_20_Text"><text:span text:style-name="T8"> b </text:span></text:span><text:span text:style-name="Source_20_Text"><text:span text:style-name="T23">=</text:span></text:span><text:span text:style-name="Source_20_Text"><text:span text:style-name="T8"> </text:span></text:span><text:span text:style-name="Source_20_Text"><text:span text:style-name="T27">0x0010</text:span></text:span><text:span text:style-name="Source_20_Text"><text:span text:style-name="T8">; </text:span></text:span><text:span text:style-name="Source_20_Text"><text:span text:style-name="T31">/* 0000 0000 0001 0000 */</text:span></text:span></text:p>
      <text:p text:style-name="P13"><text:span text:style-name="Source_20_Text"><text:span text:style-name="T11"><text:s text:c="3"/></text:span></text:span><text:span text:style-name="Source_20_Text"><text:span text:style-name="T5">unsigned</text:span></text:span><text:span text:style-name="Source_20_Text"><text:span text:style-name="T8"> c </text:span></text:span><text:span text:style-name="Source_20_Text"><text:span text:style-name="T23">=</text:span></text:span><text:span text:style-name="Source_20_Text"><text:span text:style-name="T8"> a </text:span></text:span><text:span text:style-name="Source_20_Text"><text:span text:style-name="T23">|</text:span></text:span><text:span text:style-name="Source_20_Text"><text:span text:style-name="T8"> b; <text:s/></text:span></text:span><text:span text:style-name="Source_20_Text"><text:span text:style-name="T31">/* 0000 0000 0001 1111 soit 0x001F */</text:span></text:span></text:p>
      <text:p text:style-name="P13"/>
      <text:p text:style-name="P13"><text:span text:style-name="Source_20_Text"><text:span text:style-name="T11"><text:s text:c="3"/></text:span></text:span><text:span text:style-name="Source_20_Text"><text:span text:style-name="T8">printf </text:span></text:span><text:span text:style-name="Source_20_Text"><text:span text:style-name="T23">(</text:span></text:span><text:span text:style-name="Source_20_Text"><text:span text:style-name="T27">"%04X OU %04X = %04X</text:span></text:span><text:span text:style-name="Source_20_Text"><text:span text:style-name="T36">\n</text:span></text:span><text:span text:style-name="Source_20_Text"><text:span text:style-name="T27">, a, b, c);</text:span></text:span></text:p>
      <text:p text:style-name="P32">Pour fabriquer le masque, il suffit d'utiliser un 1 que l'on décale à gauche de la valeur correspondante au poids du bit. Par exemple :</text:p>
      <text:p text:style-name="P13"><text:bookmark text:name="contenuCoded0e931"/><text:span text:style-name="Source_20_Text"><text:span text:style-name="T10">Bit </text:span></text:span><text:span text:style-name="Source_20_Text"><text:span text:style-name="T29">0</text:span></text:span><text:span text:style-name="Source_20_Text"><text:span text:style-name="T10"> <text:s/>: 1u </text:span></text:span><text:span text:style-name="Source_20_Text"><text:span text:style-name="T25">&lt;&lt;</text:span></text:span><text:span text:style-name="Source_20_Text"><text:span text:style-name="T10"> </text:span></text:span><text:span text:style-name="Source_20_Text"><text:span text:style-name="T29">0</text:span></text:span><text:span text:style-name="Source_20_Text"><text:span text:style-name="T10"> <text:s/></text:span></text:span><text:span text:style-name="Source_20_Text"><text:span text:style-name="T25">=</text:span></text:span><text:span text:style-name="Source_20_Text"><text:span text:style-name="T10"> </text:span></text:span><text:span text:style-name="Source_20_Text"><text:span text:style-name="T29">0000</text:span></text:span><text:span text:style-name="Source_20_Text"><text:span text:style-name="T10"> </text:span></text:span><text:span text:style-name="Source_20_Text"><text:span text:style-name="T29">0000</text:span></text:span><text:span text:style-name="Source_20_Text"><text:span text:style-name="T10"> </text:span></text:span><text:span text:style-name="Source_20_Text"><text:span text:style-name="T29">0000</text:span></text:span><text:span text:style-name="Source_20_Text"><text:span text:style-name="T10"> </text:span></text:span><text:span text:style-name="Source_20_Text"><text:span text:style-name="T29">0001</text:span></text:span></text:p>
      <text:p text:style-name="P13"><text:span text:style-name="Source_20_Text"><text:span text:style-name="T8">Bit </text:span></text:span><text:span text:style-name="Source_20_Text"><text:span text:style-name="T27">2</text:span></text:span><text:span text:style-name="Source_20_Text"><text:span text:style-name="T8"> <text:s/>: 1u </text:span></text:span><text:span text:style-name="Source_20_Text"><text:span text:style-name="T23">&lt;&lt;</text:span></text:span><text:span text:style-name="Source_20_Text"><text:span text:style-name="T8"> </text:span></text:span><text:span text:style-name="Source_20_Text"><text:span text:style-name="T27">2</text:span></text:span><text:span text:style-name="Source_20_Text"><text:span text:style-name="T8"> <text:s/></text:span></text:span><text:span text:style-name="Source_20_Text"><text:span text:style-name="T23">=</text:span></text:span><text:span text:style-name="Source_20_Text"><text:span text:style-name="T8"> </text:span></text:span><text:span text:style-name="Source_20_Text"><text:span text:style-name="T27">0000</text:span></text:span><text:span text:style-name="Source_20_Text"><text:span text:style-name="T8"> </text:span></text:span><text:span text:style-name="Source_20_Text"><text:span text:style-name="T27">0000</text:span></text:span><text:span text:style-name="Source_20_Text"><text:span text:style-name="T8"> </text:span></text:span><text:span text:style-name="Source_20_Text"><text:span text:style-name="T27">0000</text:span></text:span><text:span text:style-name="Source_20_Text"><text:span text:style-name="T8"> </text:span></text:span><text:span text:style-name="Source_20_Text"><text:span text:style-name="T27">0100</text:span></text:span></text:p>
      <text:p text:style-name="P13"><text:span text:style-name="Source_20_Text"><text:span text:style-name="T8">Bit </text:span></text:span><text:span text:style-name="Source_20_Text"><text:span text:style-name="T27">15</text:span></text:span><text:span text:style-name="Source_20_Text"><text:span text:style-name="T8"> : 1u </text:span></text:span><text:span text:style-name="Source_20_Text"><text:span text:style-name="T23">&lt;&lt;</text:span></text:span><text:span text:style-name="Source_20_Text"><text:span text:style-name="T8"> </text:span></text:span><text:span text:style-name="Source_20_Text"><text:span text:style-name="T27">15</text:span></text:span><text:span text:style-name="Source_20_Text"><text:span text:style-name="T8"> </text:span></text:span><text:span text:style-name="Source_20_Text"><text:span text:style-name="T23">=</text:span></text:span><text:span text:style-name="Source_20_Text"><text:span text:style-name="T8"> </text:span></text:span><text:span text:style-name="Source_20_Text"><text:span text:style-name="T27">1000</text:span></text:span><text:span text:style-name="Source_20_Text"><text:span text:style-name="T8"> </text:span></text:span><text:span text:style-name="Source_20_Text"><text:span text:style-name="T27">0000</text:span></text:span><text:span text:style-name="Source_20_Text"><text:span text:style-name="T8"> </text:span></text:span><text:span text:style-name="Source_20_Text"><text:span text:style-name="T27">0000</text:span></text:span><text:span text:style-name="Source_20_Text"><text:span text:style-name="T8"> </text:span></text:span><text:span text:style-name="Source_20_Text"><text:span text:style-name="T27">0000</text:span></text:span></text:p>
      <text:p text:style-name="P32">Comme pour toute manipulation de bits (y compris avec des constantes), on utilise des valeurs non signées (d'où le 'u').</text:p>
      <text:p text:style-name="P32"/>
      <text:p text:style-name="P32"/>
      <text:h text:style-name="P4" text:outline-level="3"><text:bookmark text:name="LII-C"/><text:soft-page-break/><text:span text:style-name="T40">II-C. Positionner un bit à 0</text:span></text:h>
      <text:p text:style-name="P32">Le principe est de combiner la valeur avec un masque grâce à l'opérateur ET. En effet, comme l'indique la table de vérité, les bits à 1 du masque vont laisser la valeur initiale inchangée, alors les bits à 0 vont s'imposer.</text:p>
      <text:p text:style-name="P13"><text:bookmark text:name="contenuCoded0e1017"/><text:span text:style-name="Source_20_Text"><text:span text:style-name="T34">/* mettre à 0 le bit 3 de b : */</text:span></text:span></text:p>
      <text:p text:style-name="P13"><text:span text:style-name="Source_20_Text"><text:span text:style-name="T11"><text:s text:c="3"/></text:span></text:span><text:span text:style-name="Source_20_Text"><text:span text:style-name="T5">unsigned</text:span></text:span><text:span text:style-name="Source_20_Text"><text:span text:style-name="T8"> a </text:span></text:span><text:span text:style-name="Source_20_Text"><text:span text:style-name="T23">=</text:span></text:span><text:span text:style-name="Source_20_Text"><text:span text:style-name="T8"> </text:span></text:span><text:span text:style-name="Source_20_Text"><text:span text:style-name="T27">0x000F</text:span></text:span><text:span text:style-name="Source_20_Text"><text:span text:style-name="T8">; </text:span></text:span><text:span text:style-name="Source_20_Text"><text:span text:style-name="T31">/* 0000 0000 0000 1111 */</text:span></text:span></text:p>
      <text:p text:style-name="P13"><text:span text:style-name="Source_20_Text"><text:span text:style-name="T11"><text:s text:c="3"/></text:span></text:span><text:span text:style-name="Source_20_Text"><text:span text:style-name="T5">unsigned</text:span></text:span><text:span text:style-name="Source_20_Text"><text:span text:style-name="T8"> b </text:span></text:span><text:span text:style-name="Source_20_Text"><text:span text:style-name="T23">=</text:span></text:span><text:span text:style-name="Source_20_Text"><text:span text:style-name="T8"> </text:span></text:span><text:span text:style-name="Source_20_Text"><text:span text:style-name="T27">0xFFF7</text:span></text:span><text:span text:style-name="Source_20_Text"><text:span text:style-name="T8">; </text:span></text:span><text:span text:style-name="Source_20_Text"><text:span text:style-name="T31">/* 1111 1111 1111 0111 */</text:span></text:span></text:p>
      <text:p text:style-name="P13"><text:span text:style-name="Source_20_Text"><text:span text:style-name="T11"><text:s text:c="3"/></text:span></text:span><text:span text:style-name="Source_20_Text"><text:span text:style-name="T5">unsigned</text:span></text:span><text:span text:style-name="Source_20_Text"><text:span text:style-name="T8"> c </text:span></text:span><text:span text:style-name="Source_20_Text"><text:span text:style-name="T23">=</text:span></text:span><text:span text:style-name="Source_20_Text"><text:span text:style-name="T8"> a </text:span></text:span><text:span text:style-name="Source_20_Text"><text:span text:style-name="T23">&amp;</text:span></text:span><text:span text:style-name="Source_20_Text"><text:span text:style-name="T8"> b; <text:s/></text:span></text:span><text:span text:style-name="Source_20_Text"><text:span text:style-name="T31">/* 0000 0000 0000 0111 soit 0x0007 */</text:span></text:span></text:p>
      <text:p text:style-name="P13"/>
      <text:p text:style-name="P13"><text:span text:style-name="Source_20_Text"><text:span text:style-name="T11"><text:s text:c="3"/></text:span></text:span><text:span text:style-name="Source_20_Text"><text:span text:style-name="T8">printf </text:span></text:span><text:span text:style-name="Source_20_Text"><text:span text:style-name="T23">(</text:span></text:span><text:span text:style-name="Source_20_Text"><text:span text:style-name="T27">"%04X OU %04X = %04X</text:span></text:span><text:span text:style-name="Source_20_Text"><text:span text:style-name="T36">\n</text:span></text:span><text:span text:style-name="Source_20_Text"><text:span text:style-name="T27">, a, b, c);</text:span></text:span></text:p>
      <text:p text:style-name="P32">Pour fabriquer le masque, il suffit d'utiliser un 1 que l'on décale à gauche de la valeur correspondante au poids du bit, puis on inverse les bits avec l'opérateur NON. Par exemple :</text:p>
      <text:p text:style-name="P13"><text:bookmark text:name="contenuCoded0e1071"/><text:span text:style-name="Source_20_Text"><text:span text:style-name="T10">Bit </text:span></text:span><text:span text:style-name="Source_20_Text"><text:span text:style-name="T29">0</text:span></text:span><text:span text:style-name="Source_20_Text"><text:span text:style-name="T10"> <text:s/>: </text:span></text:span><text:span text:style-name="Source_20_Text"><text:span text:style-name="T25">~(</text:span></text:span><text:span text:style-name="Source_20_Text"><text:span text:style-name="T10">1u </text:span></text:span><text:span text:style-name="Source_20_Text"><text:span text:style-name="T25">&lt;&lt;</text:span></text:span><text:span text:style-name="Source_20_Text"><text:span text:style-name="T10"> </text:span></text:span><text:span text:style-name="Source_20_Text"><text:span text:style-name="T29">0</text:span></text:span><text:span text:style-name="Source_20_Text"><text:span text:style-name="T10">) <text:s/></text:span></text:span><text:span text:style-name="Source_20_Text"><text:span text:style-name="T25">=</text:span></text:span><text:span text:style-name="Source_20_Text"><text:span text:style-name="T10"> </text:span></text:span><text:span text:style-name="Source_20_Text"><text:span text:style-name="T29">1111</text:span></text:span><text:span text:style-name="Source_20_Text"><text:span text:style-name="T10"> </text:span></text:span><text:span text:style-name="Source_20_Text"><text:span text:style-name="T29">1111</text:span></text:span><text:span text:style-name="Source_20_Text"><text:span text:style-name="T10"> </text:span></text:span><text:span text:style-name="Source_20_Text"><text:span text:style-name="T29">1111</text:span></text:span><text:span text:style-name="Source_20_Text"><text:span text:style-name="T10"> </text:span></text:span><text:span text:style-name="Source_20_Text"><text:span text:style-name="T29">1110</text:span></text:span></text:p>
      <text:p text:style-name="P13"><text:span text:style-name="Source_20_Text"><text:span text:style-name="T8">Bit </text:span></text:span><text:span text:style-name="Source_20_Text"><text:span text:style-name="T27">2</text:span></text:span><text:span text:style-name="Source_20_Text"><text:span text:style-name="T8"> <text:s/>: </text:span></text:span><text:span text:style-name="Source_20_Text"><text:span text:style-name="T23">~(</text:span></text:span><text:span text:style-name="Source_20_Text"><text:span text:style-name="T8">1u </text:span></text:span><text:span text:style-name="Source_20_Text"><text:span text:style-name="T23">&lt;&lt;</text:span></text:span><text:span text:style-name="Source_20_Text"><text:span text:style-name="T8"> </text:span></text:span><text:span text:style-name="Source_20_Text"><text:span text:style-name="T27">2</text:span></text:span><text:span text:style-name="Source_20_Text"><text:span text:style-name="T8">) <text:s/></text:span></text:span><text:span text:style-name="Source_20_Text"><text:span text:style-name="T23">=</text:span></text:span><text:span text:style-name="Source_20_Text"><text:span text:style-name="T8"> </text:span></text:span><text:span text:style-name="Source_20_Text"><text:span text:style-name="T27">1111</text:span></text:span><text:span text:style-name="Source_20_Text"><text:span text:style-name="T8"> </text:span></text:span><text:span text:style-name="Source_20_Text"><text:span text:style-name="T27">1111</text:span></text:span><text:span text:style-name="Source_20_Text"><text:span text:style-name="T8"> </text:span></text:span><text:span text:style-name="Source_20_Text"><text:span text:style-name="T27">1111</text:span></text:span><text:span text:style-name="Source_20_Text"><text:span text:style-name="T8"> </text:span></text:span><text:span text:style-name="Source_20_Text"><text:span text:style-name="T27">1011</text:span></text:span></text:p>
      <text:p text:style-name="P13"><text:span text:style-name="Source_20_Text"><text:span text:style-name="T8">Bit </text:span></text:span><text:span text:style-name="Source_20_Text"><text:span text:style-name="T27">15</text:span></text:span><text:span text:style-name="Source_20_Text"><text:span text:style-name="T8"> : </text:span></text:span><text:span text:style-name="Source_20_Text"><text:span text:style-name="T23">~(</text:span></text:span><text:span text:style-name="Source_20_Text"><text:span text:style-name="T8">1u </text:span></text:span><text:span text:style-name="Source_20_Text"><text:span text:style-name="T23">&lt;&lt;</text:span></text:span><text:span text:style-name="Source_20_Text"><text:span text:style-name="T8"> </text:span></text:span><text:span text:style-name="Source_20_Text"><text:span text:style-name="T27">15</text:span></text:span><text:span text:style-name="Source_20_Text"><text:span text:style-name="T8">) </text:span></text:span><text:span text:style-name="Source_20_Text"><text:span text:style-name="T23">=</text:span></text:span><text:span text:style-name="Source_20_Text"><text:span text:style-name="T8"> </text:span></text:span><text:span text:style-name="Source_20_Text"><text:span text:style-name="T27">0111</text:span></text:span><text:span text:style-name="Source_20_Text"><text:span text:style-name="T8"> </text:span></text:span><text:span text:style-name="Source_20_Text"><text:span text:style-name="T27">1111</text:span></text:span><text:span text:style-name="Source_20_Text"><text:span text:style-name="T8"> </text:span></text:span><text:span text:style-name="Source_20_Text"><text:span text:style-name="T27">1111</text:span></text:span><text:span text:style-name="Source_20_Text"><text:span text:style-name="T8"> </text:span></text:span><text:span text:style-name="Source_20_Text"><text:span text:style-name="T27">1111</text:span></text:span></text:p>
      <text:h text:style-name="P7" text:outline-level="3"><text:bookmark text:name="LII-D"/>II-D. Tester la valeur</text:h>
      <text:h text:style-name="P5" text:outline-level="3">Le principe est d'évaluer le résultat entre la valeur à tester d'une part et un masque à 0, sauf le bit à tester, avec l'opérateur AND. Les bits a 0 restent à 0. Le bit à 1 passe à 1 si la valeur lue est 1, sinon, il reste à 0. Si le résultat est 0, le bit est donc à 0. S’il n'est pas 0, il est à 1.</text:h>
      <text:p text:style-name="P13"><text:bookmark text:name="contenuCoded0e1163"/><text:span text:style-name="Source_20_Text"><text:span text:style-name="T34">/* tester l'état du bit 2 de a : */</text:span></text:span></text:p>
      <text:p text:style-name="P13"><text:span text:style-name="Source_20_Text"><text:span text:style-name="T11"><text:s text:c="3"/></text:span></text:span><text:span text:style-name="Source_20_Text"><text:span text:style-name="T5">unsigned</text:span></text:span><text:span text:style-name="Source_20_Text"><text:span text:style-name="T8"> a </text:span></text:span><text:span text:style-name="Source_20_Text"><text:span text:style-name="T23">=</text:span></text:span><text:span text:style-name="Source_20_Text"><text:span text:style-name="T8"> </text:span></text:span><text:span text:style-name="Source_20_Text"><text:span text:style-name="T27">0x000F</text:span></text:span><text:span text:style-name="Source_20_Text"><text:span text:style-name="T8">; </text:span></text:span><text:span text:style-name="Source_20_Text"><text:span text:style-name="T31">/* 0000 0000 0000 1111 */</text:span></text:span></text:p>
      <text:p text:style-name="P13"/>
      <text:p text:style-name="P13"><text:span text:style-name="Source_20_Text"><text:span text:style-name="T11"><text:s text:c="3"/></text:span></text:span><text:span text:style-name="Source_20_Text"><text:span text:style-name="T5">if</text:span></text:span><text:span text:style-name="Source_20_Text"><text:span text:style-name="T8"> </text:span></text:span><text:span text:style-name="Source_20_Text"><text:span text:style-name="T23">(</text:span></text:span><text:span text:style-name="Source_20_Text"><text:span text:style-name="T8">a </text:span></text:span><text:span text:style-name="Source_20_Text"><text:span text:style-name="T23">&amp;</text:span></text:span><text:span text:style-name="Source_20_Text"><text:span text:style-name="T8"> </text:span></text:span><text:span text:style-name="Source_20_Text"><text:span text:style-name="T23">(</text:span></text:span><text:span text:style-name="Source_20_Text"><text:span text:style-name="T8">1u </text:span></text:span><text:span text:style-name="Source_20_Text"><text:span text:style-name="T23">&lt;&lt;</text:span></text:span><text:span text:style-name="Source_20_Text"><text:span text:style-name="T8"> </text:span></text:span><text:span text:style-name="Source_20_Text"><text:span text:style-name="T27">2</text:span></text:span><text:span text:style-name="Source_20_Text"><text:span text:style-name="T8">))</text:span></text:span></text:p>
      <text:p text:style-name="P13"><text:span text:style-name="Source_20_Text"><text:span text:style-name="T11"><text:s text:c="3"/></text:span></text:span><text:span text:style-name="Source_20_Text"><text:span text:style-name="T23">{</text:span></text:span></text:p>
      <text:p text:style-name="P13"><text:span text:style-name="Source_20_Text"><text:span text:style-name="T11"><text:s text:c="6"/></text:span></text:span><text:span text:style-name="Source_20_Text"><text:span text:style-name="T23">puts(</text:span></text:span><text:span text:style-name="Source_20_Text"><text:span text:style-name="T27">"bit 2 = 1"</text:span></text:span><text:span text:style-name="Source_20_Text"><text:span text:style-name="T8">);</text:span></text:span></text:p>
      <text:p text:style-name="P13"><text:span text:style-name="Source_20_Text"><text:span text:style-name="T11"><text:s text:c="3"/></text:span></text:span><text:span text:style-name="Source_20_Text"><text:span text:style-name="T23">}</text:span></text:span></text:p>
      <text:p text:style-name="P13"><text:span text:style-name="Source_20_Text"><text:span text:style-name="T11"><text:s text:c="3"/></text:span></text:span><text:span text:style-name="Source_20_Text"><text:span text:style-name="T5">else</text:span></text:span></text:p>
      <text:p text:style-name="P13"><text:span text:style-name="Source_20_Text"><text:span text:style-name="T11"><text:s text:c="3"/></text:span></text:span><text:span text:style-name="Source_20_Text"><text:span text:style-name="T23">{</text:span></text:span></text:p>
      <text:p text:style-name="P13"><text:span text:style-name="Source_20_Text"><text:span text:style-name="T11"><text:s text:c="6"/></text:span></text:span><text:span text:style-name="Source_20_Text"><text:span text:style-name="T23">puts(</text:span></text:span><text:span text:style-name="Source_20_Text"><text:span text:style-name="T27">"bit 2 = 0"</text:span></text:span><text:span text:style-name="Source_20_Text"><text:span text:style-name="T8">);</text:span></text:span></text:p>
      <text:p text:style-name="P13"><text:span text:style-name="Source_20_Text"><text:span text:style-name="T11"><text:s text:c="3"/></text:span></text:span><text:span text:style-name="Source_20_Text"><text:span text:style-name="T23">}</text:span></text:span></text:p>
      <text:p text:style-name="P13"/>
      <text:p text:style-name="P13"><text:span text:style-name="Source_20_Text"><text:span text:style-name="T11"><text:s text:c="3"/></text:span></text:span><text:span text:style-name="Source_20_Text"><text:span text:style-name="T31">/* on peut aussi directement récupérer la valeur 0 ou 1</text:span></text:span></text:p>
      <text:p text:style-name="P13"><text:span text:style-name="Source_20_Text"><text:span text:style-name="T35"><text:s text:c="6"/></text:span></text:span><text:span text:style-name="Source_20_Text"><text:span text:style-name="T31">à l'aide des propriétés de l'opérateur logique ! : */</text:span></text:span></text:p>
      <text:p text:style-name="P13"><text:span text:style-name="Source_20_Text"><text:span text:style-name="T11"><text:s text:c="3"/></text:span></text:span><text:span text:style-name="Source_20_Text"><text:span text:style-name="T8">printf </text:span></text:span><text:span text:style-name="Source_20_Text"><text:span text:style-name="T23">(</text:span></text:span><text:span text:style-name="Source_20_Text"><text:span text:style-name="T27">"bit 2 = %d</text:span></text:span><text:span text:style-name="Source_20_Text"><text:span text:style-name="T36">\n</text:span></text:span><text:span text:style-name="Source_20_Text"><text:span text:style-name="T27">, !!(a &amp; (1u &lt;&lt; 2)));</text:span></text:span></text:p>
      <text:p text:style-name="P36"/>
      <text:p text:style-name="P19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Courier, mono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Verdana" svg:font-family="Verdana, Amiko, sans-serif"/>
    <style:font-face style:name="Verdana1" svg:font-family="Verdana, sans-serif"/>
    <style:font-face style:name="arial" svg:font-family="arial" style:font-family-generic="swiss"/>
    <style:font-face style:name="verdana sans Serif" svg:font-family="'verdana sans Serif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0:48:55.851324345</meta:creation-date>
    <dc:date>2023-03-17T11:20:39.758638439</dc:date>
    <meta:editing-duration>PT8M3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125" meta:word-count="1128" meta:character-count="5381" meta:non-whitespace-character-count="4315"/>
  </office:meta>
</office:document-meta>
</file>